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Source Sans Pro" svg:font-family="'Source Sans Pro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66b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2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684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Source Sans Pro" fo:font-size="16pt" style:font-size-asian="16pt" style:font-size-complex="16pt"/>
    </style:style>
    <style:style style:name="P3" style:family="paragraph">
      <style:paragraph-properties fo:text-align="center"/>
    </style:style>
    <style:style style:name="T1" style:family="text">
      <style:text-properties style:font-name="Source Sans Pr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5cm" svg:y1="8.82cm" svg:x2="8cm" svg:y2="3cm">
          <text:p/>
        </draw:line>
        <draw:line draw:style-name="gr2" draw:text-style-name="P1" draw:layer="layout" svg:x1="1cm" svg:y1="3.02cm" svg:x2="7.98cm" svg:y2="3.02cm">
          <text:p/>
        </draw:line>
        <draw:line draw:style-name="gr3" draw:text-style-name="P1" draw:layer="layout" svg:x1="8cm" svg:y1="9cm" svg:x2="8cm" svg:y2="1cm">
          <text:p/>
        </draw:line>
        <draw:line draw:style-name="gr3" draw:text-style-name="P1" draw:layer="layout" svg:x1="1cm" svg:y1="2cm" svg:x2="9cm" svg:y2="2cm">
          <text:p/>
        </draw:line>
        <draw:frame draw:style-name="gr4" draw:text-style-name="P2" draw:layer="layout" svg:width="3.55cm" svg:height="0.954cm" svg:x="1.21cm" svg:y="1.966cm">
          <draw:text-box>
            <text:p><text:span text:style-name="T1">Sperrbereich</text:span></text:p>
          </draw:text-box>
        </draw:frame>
        <draw:frame draw:style-name="gr5" draw:text-style-name="P2" draw:layer="layout" svg:width="4.769cm" svg:height="0.954cm" draw:transform="rotate (0.785398163397448) translate (1.953cm 6.605cm)">
          <draw:text-box>
            <text:p><text:span text:style-name="T1">Sättigungs</text:span><text:span text:style-name="T1">bereich</text:span></text:p>
          </draw:text-box>
        </draw:frame>
        <draw:frame draw:style-name="gr6" draw:text-style-name="P2" draw:layer="layout" svg:width="5.184cm" svg:height="0.954cm" draw:transform="rotate (0.785398163397448) translate (3.58cm 8.446cm)">
          <draw:text-box>
            <text:p><text:span text:style-name="T1">W</text:span><text:span text:style-name="T1">i</text:span><text:span text:style-name="T1">d</text:span><text:span text:style-name="T1">e</text:span><text:span text:style-name="T1">rs</text:span><text:span text:style-name="T1">t</text:span><text:span text:style-name="T1">a</text:span><text:span text:style-name="T1">n</text:span><text:span text:style-name="T1">d</text:span><text:span text:style-name="T1">s</text:span><text:span text:style-name="T1">b</text:span><text:span text:style-name="T1">e</text:span><text:span text:style-name="T1">r</text:span><text:span text:style-name="T1">ei</text:span><text:span text:style-name="T1">c</text:span><text:span text:style-name="T1">h</text:span></text:p>
          </draw:text-box>
        </draw:frame>
        <draw:frame draw:style-name="gr7" draw:text-style-name="P3" draw:layer="layout" svg:width="0.983cm" svg:height="0.555cm" svg:x="7.56cm" svg:y="0.44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0.991cm" svg:height="0.555cm" svg:x="9cm" svg:y="1.7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0.937cm" svg:height="0.555cm" svg:x="0.863cm" svg:y="3.1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3" draw:layer="layout" svg:width="3.101cm" svg:height="0.555cm" draw:transform="rotate (0.785398163397448) translate (3.272cm 6.549cm)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3" draw:layer="layout" svg:width="3.101cm" svg:height="0.555cm" draw:transform="rotate (0.785398163397448) translate (4.018cm 7.388cm)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3" draw:layer="layout" svg:width="2.015cm" svg:height="0.555cm" svg:x="5.46cm" svg:y="2.26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Source Sans Pro" svg:font-family="'Source Sans Pro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1T18:51:02.794350056</meta:creation-date>
    <dc:date>2017-08-13T17:03:57.679134919</dc:date>
    <meta:editing-duration>PT14M29S</meta:editing-duration>
    <meta:editing-cycles>9</meta:editing-cycles>
    <meta:generator>LibreOffice/5.4.0.3$Linux_X86_64 LibreOffice_project/40m0$Build-3</meta:generator>
    <meta:document-statistic meta:object-count="13"/>
  </office:meta>
</office:document-meta>
</file>

<file path=Object 1/content.xml><?xml version="1.0" encoding="utf-8"?>
<math xmlns="http://www.w3.org/1998/Math/MathML" display="block">
  <semantics>
    <msub>
      <mi>U</mi>
      <mi mathvariant="italic">GS</mi>
    </msub>
    <annotation encoding="StarMath 5.0">U_GS</annotation>
  </semantics>
</math>
</file>

<file path=Object 2/content.xml><?xml version="1.0" encoding="utf-8"?>
<math xmlns="http://www.w3.org/1998/Math/MathML" display="block">
  <semantics>
    <msub>
      <mi>U</mi>
      <mi mathvariant="italic">DS</mi>
    </msub>
    <annotation encoding="StarMath 5.0">U_DS</annotation>
  </semantics>
</math>
</file>

<file path=Object 3/content.xml><?xml version="1.0" encoding="utf-8"?>
<math xmlns="http://www.w3.org/1998/Math/MathML" display="block">
  <semantics>
    <mrow>
      <msub>
        <mi>U</mi>
        <mi mathvariant="italic">GS</mi>
      </msub>
      <mo stretchy="false">&gt;</mo>
      <msub>
        <mi>U</mi>
        <mi mathvariant="italic">Tp</mi>
      </msub>
    </mrow>
    <annotation encoding="StarMath 5.0">U_GS &gt; U_Tp</annotation>
  </semantics>
</math>
</file>

<file path=Object 4/content.xml><?xml version="1.0" encoding="utf-8"?>
<math xmlns="http://www.w3.org/1998/Math/MathML" display="block">
  <semantics>
    <msub>
      <mi>U</mi>
      <mi mathvariant="italic">Tp</mi>
    </msub>
    <annotation encoding="StarMath 5.0">U_Tp</annotation>
  </semantics>
</math>
</file>

<file path=Object 5/content.xml><?xml version="1.0" encoding="utf-8"?>
<math xmlns="http://www.w3.org/1998/Math/MathML" display="block">
  <semantics>
    <mrow>
      <msub>
        <mi>U</mi>
        <mi mathvariant="italic">GS</mi>
      </msub>
      <mo stretchy="false">&gt;</mo>
      <mrow>
        <msub>
          <mi>U</mi>
          <mi mathvariant="italic">DS</mi>
        </msub>
        <mo stretchy="false">+</mo>
        <msub>
          <mi>U</mi>
          <mi mathvariant="italic">Tp</mi>
        </msub>
      </mrow>
    </mrow>
    <annotation encoding="StarMath 5.0">U_GS &gt; U_DS + U_Tp</annotation>
  </semantics>
</math>
</file>

<file path=Object 6/content.xml><?xml version="1.0" encoding="utf-8"?>
<math xmlns="http://www.w3.org/1998/Math/MathML" display="block">
  <semantics>
    <mrow>
      <msub>
        <mi>U</mi>
        <mi mathvariant="italic">GS</mi>
      </msub>
      <mo stretchy="false">&lt;</mo>
      <mrow>
        <msub>
          <mi>U</mi>
          <mi mathvariant="italic">DS</mi>
        </msub>
        <mo stretchy="false">+</mo>
        <msub>
          <mi>U</mi>
          <mi mathvariant="italic">Tp</mi>
        </msub>
      </mrow>
    </mrow>
    <annotation encoding="StarMath 5.0">U_GS &lt; U_DS + U_Tp</annotation>
  </semantics>
</math>
</file>